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6"/>
      <text:p text:style-name="Standard"><text:span text:style-name="T4">שם העסק/מבנה</text:span><text:span text:style-name="T3"> <text:s text:c="2"/></text:span><text:span text:style-name="T1"><text:s/>מכללה למנהל ספריה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יצחק רבין 7<text:tab/></text:span></text:p>
      <text:p text:style-name="P7"/>
      <text:p text:style-name="Standard"><text:span text:style-name="T4">טלפון</text:span><text:span text:style-name="T1"> <text:s text:c="17"/>9634221 <text:s text:c="2"/></text:span></text:p>
      <text:p text:style-name="P7"/>
      <text:p text:style-name="Standard"><text:span text:style-name="T4">המפתחות נמצאים</text:span><text:span text:style-name="T1"> <text:s/>צוות האחזקה</text:span></text:p>
      <text:p text:style-name="P3"/>
      <text:p text:style-name="Standard"><text:span text:style-name="T4">מיקום מפסק זרם ראשי</text:span><text:span text:style-name="T1"> <text:s text:c="2"/>בפאנל פיקוד כבאים בכניסה מימין</text:span></text:p>
      <text:p text:style-name="P3"/>
      <text:p text:style-name="Standard"><text:span text:style-name="T4">גנרטור: </text:span><text:span text:style-name="T1">קיים – נמצא במרתף בניין אודיטוריום (משותף ל 3 בניינים: תקשורת, ספריה,אודיטוריום) </text:span></text:p>
      <text:p text:style-name="Standard"><text:span text:style-name="T4">מיקום ברזי כיבוי עיקריים "3</text:span><text:span text:style-name="T1"> בכניסה ראשית לבניין 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ספרייה – ספרים בקרקע, שטיח מקיר לקיר. קומת מרתף חדר חשמל ראשי וחדר טרפו בצד הצפ'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מז'.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גישה לרב דרך שער מס' 4. קומת מרתף משותפת לבניין אודיטוריום. גישה לרחבת הערכות בחזית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דרומית של הספרייה מול הכניסה הראשית לספריה. ברזי הסנקה בכניסה ראשית לבניין ברחבת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הערכות. מתג חשמל בפאנל כבאים משותף למבנים: ספריה, תקשורת, אודיטוריום, ניתוק אחד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המבנים הללו, מנתק חשמל ל3 מבנים הפעלת כריזה בכל אחד מהמבנים נשמעת בכל המבני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חובר למשאבות המתחם בבניין ד' . מגוף ראשי למתזים נמצא במרתף אודיטוריום.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רכזת ראשית נמצאת בקרקע. בחדר תקשורת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7:55:00</dc:date>
    <meta:editing-duration>PT7S</meta:editing-duration>
    <meta:generator>OpenOffice/4.0.1$Win32 OpenOffice.org_project/401m5$Build-9714</meta:generator>
    <meta:document-statistic meta:table-count="6" meta:image-count="0" meta:object-count="0" meta:page-count="2" meta:paragraph-count="64" meta:word-count="264" meta:character-count="1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